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3C000001A52A5AD46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ample Slideshow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Simple Title Slid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lide 2 - Tex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lide 2 tex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lide 3 - Image</text:p>
          </draw:text-box>
        </draw:frame>
        <draw:frame draw:style-name="gr2" draw:text-style-name="P2" draw:layer="layout" svg:width="10.401cm" svg:height="13.859cm" svg:x="8.798cm" svg:y="4.913cm" presentation:class="graphic">
          <draw:image xlink:href="Pictures/100000000000013C000001A52A5AD46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09:20:29</meta:creation-date>
    <meta:editing-duration>PT5M38S</meta:editing-duration>
    <meta:editing-cycles>2</meta:editing-cycles>
    <dc:date>2012-04-28T09:26:02</dc:date>
    <meta:document-statistic meta:object-count="33"/>
    <meta:generator>LibreOffice/3.4$Unix LibreOffice_project/340m1$Build-502</meta:generator>
  </office:meta>
</office:document-meta>
</file>